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  <style:style style:name="P2" style:family="paragraph" style:parent-style-name="Standard">
      <style:text-properties style:font-name="Courier New" fo:font-size="8pt" style:font-size-asian="8pt" style:font-size-complex="8pt"/>
    </style:style>
    <style:style style:name="P3" style:family="paragraph" style:parent-style-name="Standard">
      <style:text-properties style:font-name="Courier Ne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7 marzo – notte in nave</text:p>
      <text:p text:style-name="P1">ho lavorato su: MbIM0rs.sqlite</text:p>
      <text:p text:style-name="P1"/>
      <text:p text:style-name="P1">Modificato:</text:p>
      <text:p text:style-name="P1">VISTA: Q_Interdistances</text:p>
      <text:p text:style-name="P1">–- non restituisce più il terzo punto</text:p>
      <text:p text:style-name="P1">Creato</text:p>
      <text:p text:style-name="P1">VISTA: BasicTis</text:p>
      <text:p text:style-name="P1">–- Verticalizzazione della topologia base</text:p>
      <text:p text:style-name="P1">VISTA: AllTris</text:p>
      <text:p text:style-name="P1">–- permutazioni nei triangoli</text:p>
      <text:p text:style-name="P1">Modificato</text:p>
      <text:p text:style-name="P1">VISTA: SolvableTris</text:p>
      <text:p text:style-name="P1"/>
      <text:p text:style-name="P1"/>
      <text:p text:style-name="P1">Crato viste di controllo</text:p>
      <text:p text:style-name="P1"/>
      <text:p text:style-name="P1">VISTA: DegeneratedTis</text:p>
      <text:p text:style-name="P1">–- triangoli degeneri!! <text:s text:c="2"/>ho cancellato il trezo errato!</text:p>
      <text:p text:style-name="P1">#|m_id|from|to|dist |left|right</text:p>
      <text:p text:style-name="P1">-+----+----+--+-----+----+-----</text:p>
      <text:p text:style-name="P1">1|7 <text:s text:c="2"/>|2 <text:s text:c="2"/>|5 |4.48 |2 <text:s text:c="2"/>|6 <text:s text:c="3"/></text:p>
      <text:p text:style-name="P1">2|133 |53 <text:s/>|59|17.48|60 <text:s/>|59 <text:s/></text:p>
      <text:p text:style-name="P1"/>
      <text:p text:style-name="P1">VISTA: ContradictoryTris</text:p>
      <text:p text:style-name="P1">–- triangoli che si contraddicono</text:p>
      <text:p text:style-name="P1">#|m_id1|tr1|m_id2|tri2</text:p>
      <text:p text:style-name="P1">-+-----+---+-----+----</text:p>
      <text:p text:style-name="P1">1|66 <text:s text:c="2"/>|l <text:s/>|90 <text:s text:c="2"/>|l <text:s text:c="2"/></text:p>
      <text:p text:style-name="P1">2|67 <text:s text:c="2"/>|r <text:s/>|90 <text:s text:c="2"/>|l <text:s text:c="2"/></text:p>
      <text:p text:style-name="P1">3|88 <text:s text:c="2"/>|r <text:s/>|90 <text:s text:c="2"/>|r <text:s text:c="2"/></text:p>
      <text:p text:style-name="P1">4|92 <text:s text:c="2"/>|l <text:s/>|93 <text:s text:c="2"/>|l <text:s text:c="2"/></text:p>
      <text:p text:style-name="P1"/>
      <text:p text:style-name="P1">VISTA: ContradictoryTrisX</text:p>
      <text:p text:style-name="P1">–- triangoli che si contraddicono</text:p>
      <text:p text:style-name="P1">–- eXtended view</text:p>
      <text:p text:style-name="P2">#|m_id|from|to|dist |left|right|-A-|m_id1|tr1|m_id2|tri2|-B-|m_id:1|from:1|to:1|dist:1|left:1|right:1</text:p>
      <text:p text:style-name="P2">-+----+----+--+-----+----+-----+---+-----+---+-----+----+---+------+------+----+------+------+-------</text:p>
      <text:p text:style-name="P2">1|66 <text:s/>|7 <text:s text:c="2"/>|13|9.48 |12 <text:s/>| <text:s text:c="4"/>||| |66 <text:s text:c="2"/>|l <text:s/>|90 <text:s text:c="2"/>|l <text:s text:c="2"/>||| |90 <text:s text:c="3"/>|12 <text:s text:c="3"/>|13 <text:s/>|10.04 |7 <text:s text:c="4"/>|42 <text:s text:c="4"/></text:p>
      <text:p text:style-name="P2">2|67 <text:s/>|12 <text:s/>|13|10.06| <text:s text:c="3"/>|7 <text:s text:c="3"/>||| |67 <text:s text:c="2"/>|r <text:s/>|90 <text:s text:c="2"/>|l <text:s text:c="2"/>||| |90 <text:s text:c="3"/>|12 <text:s text:c="3"/>|13 <text:s/>|10.04 |7 <text:s text:c="4"/>|42 <text:s text:c="4"/></text:p>
      <text:p text:style-name="P2">3|88 <text:s/>|12 <text:s/>|42|11.06|11 <text:s/>|13 <text:s text:c="2"/>||| |88 <text:s text:c="2"/>|r <text:s/>|90 <text:s text:c="2"/>|r <text:s text:c="2"/>||| |90 <text:s text:c="3"/>|12 <text:s text:c="3"/>|13 <text:s/>|10.04 |7 <text:s text:c="4"/>|42 <text:s text:c="4"/></text:p>
      <text:p text:style-name="P2">4|92 <text:s/>|11 <text:s/>|99|7.24 |42 <text:s/>| <text:s text:c="4"/>||| |92 <text:s text:c="2"/>|l <text:s/>|93 <text:s text:c="2"/>|l <text:s text:c="2"/>||| |93 <text:s text:c="3"/>|42 <text:s text:c="3"/>|99 <text:s/>|5.04 <text:s/>|11 <text:s text:c="3"/>| <text:s text:c="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o Scotti</meta:initial-creator>
    <meta:creation-date>2014-03-28T00:25:21</meta:creation-date>
    <dc:date>2014-03-28T01:27:04</dc:date>
    <dc:creator>Roberto Scotti</dc:creator>
    <meta:editing-duration>PT30M45S</meta:editing-duration>
    <meta:editing-cycles>4</meta:editing-cycles>
    <meta:generator>LibreOffice/3.5$Linux_x86 LibreOffice_project/350m1$Build-2</meta:generator>
    <meta:document-statistic meta:table-count="0" meta:image-count="0" meta:object-count="0" meta:page-count="1" meta:paragraph-count="36" meta:word-count="193" meta:character-count="1352" meta:non-whitespace-character-count="1050"/>
  </office:meta>
</office:document-meta>
</file>